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officeooo:rsid="000eea0f" officeooo:paragraph-rsid="000f118d"/>
    </style:style>
    <style:style style:name="P2" style:family="paragraph" style:parent-style-name="Standard">
      <style:text-properties fo:language="fr" fo:country="FR" officeooo:rsid="000f118d" officeooo:paragraph-rsid="000f118d"/>
    </style:style>
    <style:style style:name="T1" style:family="text">
      <style:text-properties fo:font-style="italic" style:font-style-asian="italic" style:font-style-complex="italic"/>
    </style:style>
    <style:style style:name="T2" style:family="text">
      <style:text-properties officeooo:rsid="000f118d"/>
    </style:style>
    <style:style style:name="T3" style:family="text">
      <style:text-properties style:text-position="sub 58%" officeooo:rsid="000f118d"/>
    </style:style>
    <style:style style:name="T4" style:family="text">
      <style:text-properties style:text-position="0% 100%"/>
    </style:style>
    <style:style style:name="T5" style:family="text">
      <style:text-properties style:text-position="0% 100%" officeooo:rsid="000f118d"/>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irement à la méthode proposée, pour les rebonds sur les murs, nous avons décidé, pour chaque particule, de trouver le temps de sa prochaine collision, au lieu de déterminer les temps hypothétiques des collisions avec les 4 murs. On regarde d'abord la direction de la vitesse de la particule, afin de pouvoir supprimer 2 murs sur les 4 <text:span text:style-name="T1">exemple en image</text:span>. On détermine ensuite le temps avant collision pour les 2 murs. <text:span text:style-name="T2">Il faut prendre en compte que on a accès à la position du centre de la particule, mais le choc se fera à la surface du disque, donc à une distance </text:span><text:span text:style-name="T2"><draw:frame draw:style-name="fr1" draw:name="Object4" text:anchor-type="as-char" svg:y="-0.2437in" svg:width="0.9189in" svg:height="0.3929in" draw:z-index="3"><draw:object xlink:href="./Object 4" xlink:type="simple" xlink:show="embed" xlink:actuate="onLoad"/><draw:image xlink:href="./ObjectReplacements/Object 4" xlink:type="simple" xlink:show="embed" xlink:actuate="onLoad"/></draw:frame></text:span><text:span text:style-name="T2">du centre.</text:span></text:p>
      <text:p text:style-name="P1"><text:span text:style-name="T2">Pour le mur en y=0, ce sera</text:span><text:span text:style-name="T2"><draw:frame draw:style-name="fr1" draw:name="Object1" text:anchor-type="as-char" svg:y="-0.2445in" svg:width="0.9807in" svg:height="0.4181in" draw:z-index="0"><draw:object xlink:href="./Object 1" xlink:type="simple" xlink:show="embed" xlink:actuate="onLoad"/><draw:image xlink:href="./ObjectReplacements/Object 1" xlink:type="simple" xlink:show="embed" xlink:actuate="onLoad"/></draw:frame></text:span><text:span text:style-name="T2">, car v</text:span><text:span text:style-name="T3">x</text:span><text:span text:style-name="T5"> est négatif quand le disque se dirige vers ce mur.</text:span></text:p>
      <text:p text:style-name="P1"><text:span text:style-name="T5">Pour le mur en y=L</text:span><text:span text:style-name="T3">max</text:span><text:span text:style-name="T5"> , ce sera</text:span><text:span text:style-name="T5"><draw:frame draw:style-name="fr1" draw:name="Object2" text:anchor-type="as-char" svg:y="-0.2728in" svg:width="1.1457in" svg:height="0.4465in" draw:z-index="1"><draw:object xlink:href="./Object 2" xlink:type="simple" xlink:show="embed" xlink:actuate="onLoad"/><draw:image xlink:href="./ObjectReplacements/Object 2" xlink:type="simple" xlink:show="embed" xlink:actuate="onLoad"/><svg:desc>formula</svg:desc></draw:frame></text:span><text:span text:style-name="T5">, car v</text:span><text:span text:style-name="T3">x</text:span><text:span text:style-name="T5"> est positif quand le disque se dirige vers ce mur.</text:span></text:p>
      <text:p text:style-name="P1"><text:span text:style-name="T5">Pour le mur en x=0, ce sera</text:span><text:span text:style-name="T5"><draw:frame draw:style-name="fr1" draw:name="Object3" text:anchor-type="as-char" svg:y="-0.2445in" svg:width="0.6291in" svg:height="0.4189in" draw:z-index="2"><draw:object xlink:href="./Object 3" xlink:type="simple" xlink:show="embed" xlink:actuate="onLoad"/><draw:image xlink:href="./ObjectReplacements/Object 3" xlink:type="simple" xlink:show="embed" xlink:actuate="onLoad"/><svg:desc>formula</svg:desc></draw:frame></text:span><text:span text:style-name="T5">, car v</text:span><text:span text:style-name="T3">y</text:span><text:span text:style-name="T5"> est négatif quand le disque se dirige vers ce mur.</text:span></text:p>
      <text:p text:style-name="P1"><text:span text:style-name="T5">Pour le mur en x=L</text:span><text:span text:style-name="T3">max</text:span><text:span text:style-name="T5"> , ce sera</text:span><text:span text:style-name="T5"><draw:frame draw:style-name="fr1" draw:name="Object5" text:anchor-type="as-char" svg:y="-0.2728in" svg:width="1.1583in" svg:height="0.4465in" draw:z-index="4"><draw:object xlink:href="./Object 5" xlink:type="simple" xlink:show="embed" xlink:actuate="onLoad"/><draw:image xlink:href="./ObjectReplacements/Object 5" xlink:type="simple" xlink:show="embed" xlink:actuate="onLoad"/><svg:desc>formula</svg:desc></draw:frame></text:span><text:span text:style-name="T5">.</text:span></text:p>
      <text:p text:style-name="P2"><text:span text:style-name="T5">I</text:span><text:span text:style-name="T4">l suffit donc ensuite de comparer les 2 temps, de prendre le plus court, et enfin de créer le bon événement correspond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4:17:21.953554000</meta:creation-date>
    <dc:date>2017-01-18T14:49:58.406821000</dc:date>
    <meta:editing-duration>PT22S</meta:editing-duration>
    <meta:editing-cycles>1</meta:editing-cycles>
    <meta:document-statistic meta:table-count="0" meta:image-count="0" meta:object-count="5" meta:page-count="1" meta:paragraph-count="6" meta:word-count="193" meta:character-count="996" meta:non-whitespace-character-count="809"/>
    <meta:generator>LibreOffice/5.0.5.2$MacOSX_X86_64 LibreOffice_project/55b006a02d247b5f7215fc6ea0fde844b30035b3</meta:generator>
  </office:meta>
</office:document-meta>
</file>

<file path=Object 1/content.xml><?xml version="1.0" encoding="utf-8"?>
<math xmlns="http://www.w3.org/1998/Math/MathML" display="block">
  <semantics>
    <mrow>
      <mi>t</mi>
      <mo stretchy="false">=</mo>
      <mrow>
        <mo fence="true" stretchy="true">|</mo>
        <mrow>
          <mfrac>
            <mi>d</mi>
            <msub>
              <mi>v</mi>
              <mi>x</mi>
            </msub>
          </mfrac>
        </mrow>
        <mo fence="true" stretchy="true">|</mo>
      </mrow>
      <mo stretchy="false">=</mo>
      <mfrac>
        <mrow>
          <mi>x</mi>
          <mo stretchy="false">−</mo>
          <mi>r</mi>
        </mrow>
        <mrow>
          <mo stretchy="false">−</mo>
          <msub>
            <mi>v</mi>
            <mi>x</mi>
          </msub>
        </mrow>
      </mfrac>
    </mrow>
    <annotation encoding="StarMath 5.0">t = abs{{ d } over { v_x } }= { x-r } over {- v_x  }</annotation>
  </semantics>
</math>
</file>

<file path=Object 2/content.xml><?xml version="1.0" encoding="utf-8"?>
<math xmlns="http://www.w3.org/1998/Math/MathML" display="block">
  <semantics>
    <mrow>
      <mi>t</mi>
      <mo stretchy="false">=</mo>
      <mfrac>
        <mrow>
          <msub>
            <mi>L</mi>
            <mi mathvariant="italic">max</mi>
          </msub>
          <mo stretchy="false">−</mo>
          <mrow>
            <mo fence="true" stretchy="false">(</mo>
            <mrow>
              <mrow>
                <mi>x</mi>
                <mo stretchy="false">−</mo>
                <mi>r</mi>
              </mrow>
            </mrow>
            <mo fence="true" stretchy="false">)</mo>
          </mrow>
        </mrow>
        <msub>
          <mi>v</mi>
          <mi>x</mi>
        </msub>
      </mfrac>
    </mrow>
    <annotation encoding="StarMath 5.0">t =  { L_max -(x-r )} over { v_x  }</annotation>
  </semantics>
</math>
</file>

<file path=Object 3/content.xml><?xml version="1.0" encoding="utf-8"?>
<math xmlns="http://www.w3.org/1998/Math/MathML" display="block">
  <semantics>
    <mrow>
      <mi>t</mi>
      <mo stretchy="false">=</mo>
      <mfrac>
        <mrow>
          <mi>y</mi>
          <mo stretchy="false">−</mo>
          <mi>r</mi>
        </mrow>
        <mrow>
          <mo stretchy="false">−</mo>
          <msub>
            <mi>v</mi>
            <mi>y</mi>
          </msub>
        </mrow>
      </mfrac>
    </mrow>
    <annotation encoding="StarMath 5.0">t =  { y-r } over {- v_y  }</annotation>
  </semantics>
</math>
</file>

<file path=Object 4/content.xml><?xml version="1.0" encoding="utf-8"?>
<math xmlns="http://www.w3.org/1998/Math/MathML" display="block">
  <semantics>
    <mrow>
      <mi>r</mi>
      <mo stretchy="false">=</mo>
      <mfrac>
        <mi mathvariant="italic">diamètre</mi>
        <mn>2</mn>
      </mfrac>
    </mrow>
    <annotation encoding="StarMath 5.0">r= diamètre over 2</annotation>
  </semantics>
</math>
</file>

<file path=Object 5/content.xml><?xml version="1.0" encoding="utf-8"?>
<math xmlns="http://www.w3.org/1998/Math/MathML" display="block">
  <semantics>
    <mrow>
      <mi>t</mi>
      <mo stretchy="false">=</mo>
      <mfrac>
        <mrow>
          <msub>
            <mi>L</mi>
            <mi mathvariant="italic">max</mi>
          </msub>
          <mo stretchy="false">−</mo>
          <mrow>
            <mo fence="true" stretchy="false">(</mo>
            <mrow>
              <mrow>
                <mi>y</mi>
                <mo stretchy="false">−</mo>
                <mi>r</mi>
              </mrow>
            </mrow>
            <mo fence="true" stretchy="false">)</mo>
          </mrow>
        </mrow>
        <msub>
          <mi>v</mi>
          <mi>y</mi>
        </msub>
      </mfrac>
    </mrow>
    <annotation encoding="StarMath 5.0">t =  { L_max -(y-r) } over { v_y }</annotation>
  </semantics>
</math>
</file>